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0126d" officeooo:paragraph-rsid="0000126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) Eduroam</text:p>
      <text:p text:style-name="P1">2) Github pull</text:p>
      <text:p text:style-name="P1">3) sudo pip3 install flask</text:p>
      <text:p text:style-name="P1">4) sudo pip3 install pymongo</text:p>
      <text:p text:style-name="P1">5) sudo pip3 install Flask-PyMongo</text:p>
      <text:p text:style-name="P1"/>
      <text:p text:style-name="P1">Mlab database clien mongodb://user1:seniordesign@ds123259.mlab.com:23259/senior_design'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8T16:34:41.720308365</meta:creation-date>
    <dc:date>2018-03-28T18:13:55.728363905</dc:date>
    <meta:editing-duration>PT1H29M4S</meta:editing-duration>
    <meta:editing-cycles>1</meta:editing-cycles>
    <meta:document-statistic meta:table-count="0" meta:image-count="0" meta:object-count="0" meta:page-count="1" meta:paragraph-count="6" meta:word-count="24" meta:character-count="200" meta:non-whitespace-character-count="182"/>
    <meta:generator>LibreOffice/5.2.7.2$Linux_ARM_EABI LibreOffice_project/20m0$Build-2</meta:generator>
  </office:meta>
</office:document-meta>
</file>